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4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6" style:family="paragraph" style:parent-style-name="Standard" style:list-style-name="L1">
      <style:paragraph-properties>
        <style:tab-stops/>
      </style:paragraph-properties>
      <style:text-properties style:font-name="Helvetica" style:font-name-asian="Helvetica" style:font-name-complex="Helvetica"/>
    </style:style>
    <style:style style:name="P7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8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9" style:family="paragraph" style:parent-style-name="Standard">
      <style:paragraph-properties>
        <style:tab-stops/>
      </style:paragraph-properties>
      <style:text-properties style:font-name="Helvetica" fo:font-style="italic" style:text-underline-style="none" fo:font-weight="normal" style:font-name-asian="Helvetica" style:font-style-asian="italic" style:font-weight-asian="normal" style:font-name-complex="Helvetica" style:font-style-complex="italic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ngeonDiver3 Development Version History</text:p>
      <text:p text:style-name="P7"/>
      <text:p text:style-name="P9">Note: The dates below refer to code commit dates, not release dates. The versions listed here were never released to the public.</text:p>
      <text:p text:style-name="P1"/>
      <text:p text:style-name="P3">V1.0.0-dev7 (03/31/2012):</text:p>
      <text:p text:style-name="P2">Bug Fixes:</text:p>
      <text:list xml:id="list1789650633" text:style-name="L1">
        <text:list-item>
          <text:p text:style-name="P6">Fixed various bugs discovered in the sixth and last development testing round.</text:p>
        </text:list-item>
      </text:list>
      <text:p text:style-name="P2">Other Changes:</text:p>
      <text:list xml:id="list1379039398" text:continue-numbering="true" text:style-name="L1">
        <text:list-item>
          <text:p text:style-name="P6">Prepared for first public release.</text:p>
        </text:list-item>
      </text:list>
      <text:p text:style-name="P1"/>
      <text:p text:style-name="P3">V1.0.0-dev6 (03/30/2012):</text:p>
      <text:p text:style-name="P2">New Features:</text:p>
      <text:list xml:id="list1452277652" text:continue-numbering="true" text:style-name="L1">
        <text:list-item>
          <text:p text:style-name="P6">Third and final phase of features implemented.</text:p>
        </text:list-item>
      </text:list>
      <text:p text:style-name="P2">Bug Fixes:</text:p>
      <text:list xml:id="list1859482899" text:continue-numbering="true" text:style-name="L1">
        <text:list-item>
          <text:p text:style-name="P6">Fixed various bugs discovered in the third, fourth, and fifth testing rounds.</text:p>
        </text:list-item>
      </text:list>
      <text:p text:style-name="P1"/>
      <text:p text:style-name="P3">V1.0.0-dev5 (03/29/2012):</text:p>
      <text:p text:style-name="P2">New Features:</text:p>
      <text:list xml:id="list1727686239" text:continue-numbering="true" text:style-name="L1">
        <text:list-item>
          <text:p text:style-name="P6">Second phase of features implemented.</text:p>
        </text:list-item>
      </text:list>
      <text:p text:style-name="P2">Bug Fixes:</text:p>
      <text:list xml:id="list676861676" text:continue-numbering="true" text:style-name="L1">
        <text:list-item>
          <text:p text:style-name="P6">Fixed various bugs discovered in the second testing round.</text:p>
        </text:list-item>
      </text:list>
      <text:p text:style-name="P1"/>
      <text:p text:style-name="P3">V1.0.0-dev4 (03/28/2012):</text:p>
      <text:p text:style-name="P2">Bug Fixes:</text:p>
      <text:list xml:id="list373944263" text:continue-numbering="true" text:style-name="L1">
        <text:list-item>
          <text:p text:style-name="P6">Fixed various bugs discovered in the initial testing round.</text:p>
        </text:list-item>
      </text:list>
      <text:p text:style-name="P1"/>
      <text:p text:style-name="P3">V1.0.0-dev3 (03/27/2012):</text:p>
      <text:p text:style-name="P2">New Features:</text:p>
      <text:list xml:id="list924711009" text:continue-numbering="true" text:style-name="L1">
        <text:list-item>
          <text:p text:style-name="P6">Started feature implementation.</text:p>
        </text:list-item>
      </text:list>
      <text:p text:style-name="P1"/>
      <text:p text:style-name="P3">V1.0.0-dev2 (03/26/2012):</text:p>
      <text:p text:style-name="P2">New Features:</text:p>
      <text:list xml:id="list2006892461" text:continue-numbering="true" text:style-name="L1">
        <text:list-item>
          <text:p text:style-name="P6">Rebranded inherited code for DungeonDiver3.</text:p>
        </text:list-item>
      </text:list>
      <text:p text:style-name="P1"/>
      <text:p text:style-name="P3">V1.0.0-dev1 (03/25/2012):</text:p>
      <text:p text:style-name="P2">New Features:</text:p>
      <text:list xml:id="list1044066135" text:continue-numbering="true" text:style-name="L1">
        <text:list-item>
          <text:p text:style-name="P6">Project star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hnell</meta:initial-creator>
    <meta:creation-date>2010-01-29T10:09:00</meta:creation-date>
    <dc:date>2012-03-31T19:26:11</dc:date>
    <meta:generator>LibreOffice/3.5$MacOSX_x86 LibreOffice_project/dc9775d-05ecbee-0851ad3-1586698-727bf66</meta:generator>
    <meta:editing-duration>PT16H44M30S</meta:editing-duration>
    <meta:editing-cycles>364</meta:editing-cycles>
    <dc:title>Mazer5D Version History</dc:title>
    <meta:document-statistic meta:table-count="0" meta:image-count="0" meta:object-count="0" meta:page-count="1" meta:paragraph-count="29" meta:word-count="139" meta:character-count="952" meta:non-whitespace-character-count="852"/>
  </office:meta>
</office:document-meta>
</file>